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898c" officeooo:paragraph-rsid="000e898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1d07" officeooo:paragraph-rsid="00101d07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091ef" officeooo:paragraph-rsid="001091e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1141" officeooo:paragraph-rsid="0012114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65a74" officeooo:paragraph-rsid="00165a7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75984" officeooo:paragraph-rsid="0017598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5658a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e898c" officeooo:paragraph-rsid="000e898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01d07" officeooo:paragraph-rsid="00101d0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1eb26" officeooo:paragraph-rsid="001091e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37814" officeooo:paragraph-rsid="0012114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5658a" officeooo:paragraph-rsid="0015658a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65a74" officeooo:paragraph-rsid="00165a7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7464" style:font-weight-asian="normal" style:font-weight-complex="normal"/>
    </style:style>
    <style:style style:name="T3" style:family="text">
      <style:text-properties fo:font-weight="normal" officeooo:rsid="0011eb26" style:font-weight-asian="normal" style:font-weight-complex="normal"/>
    </style:style>
    <style:style style:name="T4" style:family="text">
      <style:text-properties fo:font-weight="normal" officeooo:rsid="00137814" style:font-weight-asian="normal" style:font-weight-complex="normal"/>
    </style:style>
    <style:style style:name="T5" style:family="text">
      <style:text-properties fo:font-weight="normal" officeooo:rsid="0015658a" style:font-weight-asian="normal" style:font-weight-complex="normal"/>
    </style:style>
    <style:style style:name="T6" style:family="text">
      <style:text-properties fo:font-weight="normal" officeooo:rsid="00179f5f" style:font-weight-asian="normal" style:font-weight-complex="normal"/>
    </style:style>
    <style:style style:name="T7" style:family="text">
      <style:text-properties fo:font-weight="bold" officeooo:rsid="00137814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officeooo:rsid="00179f5f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cha: <text:span text:style-name="T1">Noviembre 30 del 2017</text:span></text:p>
      <text:p text:style-name="P8"/>
      <text:p text:style-name="P2">Salud: <text:span text:style-name="T1">En este periodo de tiempo no ha asistido al medico ni al odontología. No ha presentado malestares.</text:span></text:p>
      <text:p text:style-name="P9"/>
      <text:p text:style-name="P3">Educación: <text:span text:style-name="T1">En estos momentos se encuentra en vacaciones, y solamente está viendo el curso de Ingles nivel III que se extenderá hasta el 9 de <text:s/>diciembre a más tardar.</text:span><text:span text:style-name="T2"> </text:span><text:span text:style-name="T3">Termino el segundo semestre en la universidad.</text:span></text:p>
      <text:p text:style-name="P10"/>
      <text:p text:style-name="P4">Alimentación: <text:span text:style-name="T1">Como en estos momentos se encuentra en vacaciones, consume sus alimentos en la casa. El desayuno lo consume cuando se levanta, alrededor de las 8 am ó 9 am. Más tarde almuerza, aveces </text:span><text:span text:style-name="T4">consume al algo y en la noche come. No rechaza ningún tipo de alimento. No consume frutas muy a menudo.</text:span></text:p>
      <text:p text:style-name="P11"/>
      <text:p text:style-name="P7"><text:span text:style-name="T7">Sueño: </text:span><text:span text:style-name="T4">Como está en vacaciones, se acuesta alrededor de las 11:30 pm y se levanta a eso de las 8:30 am. Por lo que duerme 8 horas apr</text:span><text:span text:style-name="T5">o</text:span><text:span text:style-name="T4">x</text:span><text:span text:style-name="T5">.</text:span></text:p>
      <text:p text:style-name="P12"/>
      <text:p text:style-name="P5">Higiene: <text:span text:style-name="T1">Es un joven algo desorganizado con su cuarto y con su ropa. En lo demás, se puede considerar que tiene un orden adecuado: se cepilla tres veces al día, tiende su cama y lava su ropa regularmente.</text:span></text:p>
      <text:p text:style-name="P13"/>
      <text:p text:style-name="P6">Recreación: <text:span text:style-name="T1"><text:s/>Como está en vacaciones ha tenido tiempo de visitar a sus amigos y ha compartido con ellos. </text:span><text:span text:style-name="T6">También se ha visto con algunos familia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9:28:21.471151333</meta:creation-date>
    <dc:date>2018-01-08T22:39:48.205355879</dc:date>
    <meta:editing-duration>PT6H4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04" meta:character-count="1134" meta:non-whitespace-character-count="935"/>
  </office:meta>
</office:document-meta>
</file>